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0, 2021 (09:22: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Shift +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21:22:30Z</meta:creation-date>
    <dc:date>2021-05-20T21:22:30Z</dc:date>
    <meta:user-defined meta:name="date" meta:value-type="string">May  20, 2021 (09:22: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